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width="0.152cm" svg:stroke-color="#00a933" draw:marker-start-width="0.427cm" draw:marker-end-width="0.427cm" draw:fill="solid" draw:fill-color="#afd09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45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ans1"/>
    </style:style>
    <style:style style:name="P2" style:family="paragraph">
      <style:paragraph-properties fo:text-align="center"/>
      <style:text-properties style:font-name="Liberation Sans1"/>
    </style:style>
    <style:style style:name="P3" style:family="paragraph">
      <loext:graphic-properties draw:fill-color="#b4c7dc"/>
      <style:paragraph-properties fo:text-align="center" style:writing-mode="lr-tb"/>
      <style:text-properties style:font-name="Liberation Sans1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afd095"/>
      <style:paragraph-properties fo:text-align="center" style:writing-mode="lr-tb"/>
      <style:text-properties style:font-name="Liberation Sans1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2a6099" loext:opacity="100%"/>
    </style:style>
    <style:style style:name="T1" style:family="text">
      <style:text-properties style:font-name="Liberation Sans1"/>
    </style:style>
    <style:style style:name="T2" style:family="text">
      <style:text-properties fo:color="#2a6099" loext:opacity="100%" style:font-name="Liberation Sans2" fo:font-size="15pt" style:font-name-asian="Liberation Sans2" style:font-size-asian="15pt" style:font-name-complex="Liberation Sans2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rie" draw:style-name="dp1" draw:master-page-name="Default" presentation:presentation-page-layout-name="AL1T0">
        <draw:line draw:style-name="gr1" draw:text-style-name="P1" draw:layer="layout" svg:x1="11.467cm" svg:y1="8.511cm" svg:x2="13.131cm" svg:y2="11.191cm">
          <text:p/>
        </draw:line>
        <draw:line draw:style-name="gr1" draw:text-style-name="P1" draw:layer="layout" svg:x1="11.582cm" svg:y1="8.599cm" svg:x2="9.771cm" svg:y2="11.279cm">
          <text:p/>
        </draw:line>
        <draw:line draw:style-name="gr1" draw:text-style-name="P1" draw:layer="layout" svg:x1="8.268cm" svg:y1="8.611cm" svg:x2="6.457cm" svg:y2="11.291cm">
          <text:p/>
        </draw:line>
        <draw:line draw:style-name="gr1" draw:text-style-name="P1" draw:layer="layout" svg:x1="10.067cm" svg:y1="6.211cm" svg:x2="8.256cm" svg:y2="8.891cm">
          <text:p/>
        </draw:line>
        <draw:line draw:style-name="gr1" draw:text-style-name="P1" draw:layer="layout" svg:x1="10.067cm" svg:y1="6.211cm" svg:x2="11.731cm" svg:y2="8.891cm">
          <text:p/>
        </draw:line>
        <draw:line draw:style-name="gr1" draw:text-style-name="P1" draw:layer="layout" svg:x1="12.467cm" svg:y1="3.611cm" svg:x2="10.067cm" svg:y2="6.211cm">
          <text:p/>
        </draw:line>
        <draw:custom-shape draw:style-name="gr2" draw:text-style-name="P3" draw:layer="layout" svg:width="1.27cm" svg:height="1.27cm" svg:x="7.62cm" svg:y="8.0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66cm" svg:y1="3.61cm" svg:x2="19.051cm" svg:y2="11.431cm">
          <text:p/>
        </draw:line>
        <draw:custom-shape draw:style-name="gr2" draw:text-style-name="P3" draw:layer="layout" svg:width="1.27cm" svg:height="1.27cm" svg:x="11.801cm" svg:y="2.976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402cm" svg:y="5.57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04cm" svg:y="8.07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071cm" svg:y="5.5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6.076cm" svg:y="7.9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8.116cm" svg:y="10.48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0.56cm" svg:y="4.018cm">
          <draw:text-box>
            <text:p text:style-name="P4">c</text:p>
          </draw:text-box>
        </draw:frame>
        <draw:frame draw:style-name="gr3" draw:text-style-name="P5" draw:layer="layout" svg:width="0.635cm" svg:height="0.962cm" svg:x="8.361cm" svg:y="6.618cm">
          <draw:text-box>
            <text:p text:style-name="P4">a</text:p>
          </draw:text-box>
        </draw:frame>
        <draw:frame draw:style-name="gr3" draw:text-style-name="P5" draw:layer="layout" svg:width="0.635cm" svg:height="0.962cm" svg:x="10.861cm" svg:y="6.618cm">
          <draw:text-box>
            <text:p text:style-name="P4">u</text:p>
          </draw:text-box>
        </draw:frame>
        <draw:frame draw:style-name="gr3" draw:text-style-name="P5" draw:layer="layout" svg:width="0.635cm" svg:height="0.962cm" svg:x="13.661cm" svg:y="4.018cm">
          <draw:text-box>
            <text:p text:style-name="P4">m</text:p>
          </draw:text-box>
        </draw:frame>
        <draw:frame draw:style-name="gr3" draw:text-style-name="P5" draw:layer="layout" svg:width="0.635cm" svg:height="0.962cm" svg:x="15.861cm" svg:y="6.518cm">
          <draw:text-box>
            <text:p text:style-name="P4">e</text:p>
          </draw:text-box>
        </draw:frame>
        <draw:custom-shape draw:style-name="gr2" draw:text-style-name="P3" draw:layer="layout" svg:width="1.27cm" svg:height="1.27cm" svg:x="5.917cm" svg:y="10.48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6.662cm" svg:y="8.918cm">
          <draw:text-box>
            <text:p text:style-name="P4">o</text:p>
          </draw:text-box>
        </draw:frame>
        <draw:custom-shape draw:style-name="gr2" draw:text-style-name="P3" draw:layer="layout" svg:width="1.27cm" svg:height="1.27cm" svg:x="9.231cm" svg:y="10.4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9.976cm" svg:y="8.906cm">
          <draw:text-box>
            <text:p text:style-name="P4">a</text:p>
          </draw:text-box>
        </draw:frame>
        <draw:custom-shape draw:style-name="gr2" draw:text-style-name="P3" draw:layer="layout" svg:width="1.27cm" svg:height="1.27cm" svg:x="12.417cm" svg:y="10.482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2.362cm" svg:y="8.918cm">
          <draw:text-box>
            <text:p text:style-name="P4">u</text:p>
          </draw:text-box>
        </draw:frame>
        <draw:frame draw:style-name="gr3" draw:text-style-name="P5" draw:layer="layout" svg:width="0.635cm" svg:height="0.962cm" svg:x="17.762cm" svg:y="9.118cm">
          <draw:text-box>
            <text:p text:style-name="P4">o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ie insert" draw:style-name="dp1" draw:master-page-name="Default" presentation:presentation-page-layout-name="AL1T0">
        <draw:line draw:style-name="gr1" draw:text-style-name="P1" draw:layer="layout" svg:x1="14.705cm" svg:y1="10.873cm" svg:x2="14.705cm" svg:y2="13.492cm">
          <text:p/>
        </draw:line>
        <draw:line draw:style-name="gr1" draw:text-style-name="P1" draw:layer="layout" svg:x1="14.705cm" svg:y1="8.472cm" svg:x2="14.705cm" svg:y2="11.091cm">
          <text:p/>
        </draw:line>
        <draw:line draw:style-name="gr1" draw:text-style-name="P1" draw:layer="layout" svg:x1="14.705cm" svg:y1="6.271cm" svg:x2="14.705cm" svg:y2="8.89cm">
          <text:p/>
        </draw:line>
        <draw:line draw:style-name="gr1" draw:text-style-name="P1" draw:layer="layout" svg:x1="11.467cm" svg:y1="8.511cm" svg:x2="13.131cm" svg:y2="11.191cm">
          <text:p/>
        </draw:line>
        <draw:line draw:style-name="gr1" draw:text-style-name="P1" draw:layer="layout" svg:x1="11.582cm" svg:y1="8.599cm" svg:x2="9.771cm" svg:y2="11.279cm">
          <text:p/>
        </draw:line>
        <draw:line draw:style-name="gr1" draw:text-style-name="P1" draw:layer="layout" svg:x1="8.268cm" svg:y1="8.611cm" svg:x2="6.457cm" svg:y2="11.291cm">
          <text:p/>
        </draw:line>
        <draw:line draw:style-name="gr1" draw:text-style-name="P1" draw:layer="layout" svg:x1="10.067cm" svg:y1="6.211cm" svg:x2="8.256cm" svg:y2="8.891cm">
          <text:p/>
        </draw:line>
        <draw:line draw:style-name="gr1" draw:text-style-name="P1" draw:layer="layout" svg:x1="10.067cm" svg:y1="6.211cm" svg:x2="11.731cm" svg:y2="8.891cm">
          <text:p/>
        </draw:line>
        <draw:line draw:style-name="gr1" draw:text-style-name="P1" draw:layer="layout" svg:x1="12.467cm" svg:y1="3.611cm" svg:x2="10.067cm" svg:y2="6.211cm">
          <text:p/>
        </draw:line>
        <draw:custom-shape draw:style-name="gr2" draw:text-style-name="P3" draw:layer="layout" svg:width="1.27cm" svg:height="1.27cm" svg:x="7.62cm" svg:y="8.0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66cm" svg:y1="3.61cm" svg:x2="19.051cm" svg:y2="11.431cm">
          <text:p/>
        </draw:line>
        <draw:custom-shape draw:style-name="gr2" draw:text-style-name="P3" draw:layer="layout" svg:width="1.27cm" svg:height="1.27cm" svg:x="11.801cm" svg:y="2.976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402cm" svg:y="5.57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04cm" svg:y="8.07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071cm" svg:y="5.5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6.076cm" svg:y="7.9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8.116cm" svg:y="10.48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0.56cm" svg:y="4.018cm">
          <draw:text-box>
            <text:p text:style-name="P4">c</text:p>
          </draw:text-box>
        </draw:frame>
        <draw:frame draw:style-name="gr3" draw:text-style-name="P5" draw:layer="layout" svg:width="0.635cm" svg:height="0.962cm" svg:x="8.361cm" svg:y="6.618cm">
          <draw:text-box>
            <text:p text:style-name="P4">a</text:p>
          </draw:text-box>
        </draw:frame>
        <draw:frame draw:style-name="gr3" draw:text-style-name="P5" draw:layer="layout" svg:width="0.635cm" svg:height="0.962cm" svg:x="10.861cm" svg:y="6.618cm">
          <draw:text-box>
            <text:p text:style-name="P4">u</text:p>
          </draw:text-box>
        </draw:frame>
        <draw:frame draw:style-name="gr3" draw:text-style-name="P5" draw:layer="layout" svg:width="0.635cm" svg:height="0.962cm" svg:x="13.661cm" svg:y="4.018cm">
          <draw:text-box>
            <text:p text:style-name="P4">m</text:p>
          </draw:text-box>
        </draw:frame>
        <draw:frame draw:style-name="gr3" draw:text-style-name="P5" draw:layer="layout" svg:width="0.635cm" svg:height="0.962cm" svg:x="15.861cm" svg:y="6.518cm">
          <draw:text-box>
            <text:p text:style-name="P4">e</text:p>
          </draw:text-box>
        </draw:frame>
        <draw:custom-shape draw:style-name="gr2" draw:text-style-name="P3" draw:layer="layout" svg:width="1.27cm" svg:height="1.27cm" svg:x="5.917cm" svg:y="10.48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6.662cm" svg:y="8.918cm">
          <draw:text-box>
            <text:p text:style-name="P4">o</text:p>
          </draw:text-box>
        </draw:frame>
        <draw:custom-shape draw:style-name="gr2" draw:text-style-name="P3" draw:layer="layout" svg:width="1.27cm" svg:height="1.27cm" svg:x="9.231cm" svg:y="10.4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9.976cm" svg:y="8.906cm">
          <draw:text-box>
            <text:p text:style-name="P4">a</text:p>
          </draw:text-box>
        </draw:frame>
        <draw:custom-shape draw:style-name="gr2" draw:text-style-name="P3" draw:layer="layout" svg:width="1.27cm" svg:height="1.27cm" svg:x="12.417cm" svg:y="10.482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2.362cm" svg:y="8.918cm">
          <draw:text-box>
            <text:p text:style-name="P4">u</text:p>
          </draw:text-box>
        </draw:frame>
        <draw:frame draw:style-name="gr3" draw:text-style-name="P5" draw:layer="layout" svg:width="0.635cm" svg:height="0.962cm" svg:x="17.762cm" svg:y="9.118cm">
          <draw:text-box>
            <text:p text:style-name="P4">o</text:p>
          </draw:text-box>
        </draw:frame>
        <draw:custom-shape draw:style-name="gr2" draw:text-style-name="P3" draw:layer="layout" svg:width="1.27cm" svg:height="1.27cm" svg:x="14.077cm" svg:y="7.981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3.862cm" svg:y="6.818cm">
          <draw:text-box>
            <text:p text:style-name="P4">u</text:p>
          </draw:text-box>
        </draw:frame>
        <draw:custom-shape draw:style-name="gr2" draw:text-style-name="P3" draw:layer="layout" svg:width="1.27cm" svg:height="1.27cm" svg:x="14.117cm" svg:y="10.482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3.963cm" svg:y="9.118cm">
          <draw:text-box>
            <text:p text:style-name="P4">o</text:p>
          </draw:text-box>
        </draw:frame>
        <draw:custom-shape draw:style-name="gr2" draw:text-style-name="P3" draw:layer="layout" svg:width="1.27cm" svg:height="1.27cm" svg:x="14.156cm" svg:y="12.821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4.002cm" svg:y="11.657cm">
          <draw:text-box>
            <text:p text:style-name="P4">i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ie find" draw:style-name="dp1" draw:master-page-name="Default" presentation:presentation-page-layout-name="AL1T0">
        <draw:line draw:style-name="gr1" draw:text-style-name="P1" draw:layer="layout" svg:x1="14.705cm" svg:y1="10.873cm" svg:x2="14.705cm" svg:y2="13.492cm">
          <text:p/>
        </draw:line>
        <draw:line draw:style-name="gr1" draw:text-style-name="P1" draw:layer="layout" svg:x1="14.705cm" svg:y1="8.472cm" svg:x2="14.705cm" svg:y2="11.091cm">
          <text:p/>
        </draw:line>
        <draw:line draw:style-name="gr1" draw:text-style-name="P1" draw:layer="layout" svg:x1="14.705cm" svg:y1="6.271cm" svg:x2="14.705cm" svg:y2="8.89cm">
          <text:p/>
        </draw:line>
        <draw:line draw:style-name="gr1" draw:text-style-name="P1" draw:layer="layout" svg:x1="11.467cm" svg:y1="8.511cm" svg:x2="13.131cm" svg:y2="11.191cm">
          <text:p/>
        </draw:line>
        <draw:line draw:style-name="gr1" draw:text-style-name="P1" draw:layer="layout" svg:x1="11.582cm" svg:y1="8.599cm" svg:x2="9.771cm" svg:y2="11.279cm">
          <text:p/>
        </draw:line>
        <draw:line draw:style-name="gr1" draw:text-style-name="P1" draw:layer="layout" svg:x1="8.268cm" svg:y1="8.611cm" svg:x2="6.457cm" svg:y2="11.291cm">
          <text:p/>
        </draw:line>
        <draw:line draw:style-name="gr1" draw:text-style-name="P1" draw:layer="layout" svg:x1="10.067cm" svg:y1="6.211cm" svg:x2="8.256cm" svg:y2="8.891cm">
          <text:p/>
        </draw:line>
        <draw:line draw:style-name="gr1" draw:text-style-name="P1" draw:layer="layout" svg:x1="10.067cm" svg:y1="6.211cm" svg:x2="11.731cm" svg:y2="8.891cm">
          <text:p/>
        </draw:line>
        <draw:line draw:style-name="gr1" draw:text-style-name="P1" draw:layer="layout" svg:x1="12.467cm" svg:y1="3.611cm" svg:x2="10.067cm" svg:y2="6.211cm">
          <text:p/>
        </draw:line>
        <draw:custom-shape draw:style-name="gr2" draw:text-style-name="P3" draw:layer="layout" svg:width="1.27cm" svg:height="1.27cm" svg:x="7.62cm" svg:y="8.0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66cm" svg:y1="3.61cm" svg:x2="19.051cm" svg:y2="11.431cm">
          <text:p/>
        </draw:line>
        <draw:custom-shape draw:style-name="gr2" draw:text-style-name="P3" draw:layer="layout" svg:width="1.27cm" svg:height="1.27cm" svg:x="11.801cm" svg:y="2.976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402cm" svg:y="5.57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04cm" svg:y="8.07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071cm" svg:y="5.5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6.076cm" svg:y="7.9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18.116cm" svg:y="10.48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0.56cm" svg:y="4.018cm">
          <draw:text-box>
            <text:p text:style-name="P4">c</text:p>
          </draw:text-box>
        </draw:frame>
        <draw:frame draw:style-name="gr3" draw:text-style-name="P5" draw:layer="layout" svg:width="0.635cm" svg:height="0.962cm" svg:x="8.361cm" svg:y="6.618cm">
          <draw:text-box>
            <text:p text:style-name="P4">a</text:p>
          </draw:text-box>
        </draw:frame>
        <draw:frame draw:style-name="gr3" draw:text-style-name="P5" draw:layer="layout" svg:width="0.635cm" svg:height="0.962cm" svg:x="10.861cm" svg:y="6.618cm">
          <draw:text-box>
            <text:p text:style-name="P4">u</text:p>
          </draw:text-box>
        </draw:frame>
        <draw:frame draw:style-name="gr3" draw:text-style-name="P5" draw:layer="layout" svg:width="0.635cm" svg:height="0.962cm" svg:x="13.661cm" svg:y="4.018cm">
          <draw:text-box>
            <text:p text:style-name="P4">m</text:p>
          </draw:text-box>
        </draw:frame>
        <draw:frame draw:style-name="gr3" draw:text-style-name="P5" draw:layer="layout" svg:width="0.635cm" svg:height="0.962cm" svg:x="15.861cm" svg:y="6.518cm">
          <draw:text-box>
            <text:p text:style-name="P4">e</text:p>
          </draw:text-box>
        </draw:frame>
        <draw:custom-shape draw:style-name="gr5" draw:text-style-name="P7" draw:layer="layout" svg:width="1.27cm" svg:height="1.27cm" svg:x="5.917cm" svg:y="10.48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6.662cm" svg:y="8.918cm">
          <draw:text-box>
            <text:p text:style-name="P4">o</text:p>
          </draw:text-box>
        </draw:frame>
        <draw:custom-shape draw:style-name="gr5" draw:text-style-name="P7" draw:layer="layout" svg:width="1.27cm" svg:height="1.27cm" svg:x="9.231cm" svg:y="10.4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9.976cm" svg:y="8.906cm">
          <draw:text-box>
            <text:p text:style-name="P4">a</text:p>
          </draw:text-box>
        </draw:frame>
        <draw:custom-shape draw:style-name="gr5" draw:text-style-name="P7" draw:layer="layout" svg:width="1.27cm" svg:height="1.27cm" svg:x="12.417cm" svg:y="10.482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2.362cm" svg:y="8.918cm">
          <draw:text-box>
            <text:p text:style-name="P4">u</text:p>
          </draw:text-box>
        </draw:frame>
        <draw:frame draw:style-name="gr3" draw:text-style-name="P5" draw:layer="layout" svg:width="0.635cm" svg:height="0.962cm" svg:x="17.762cm" svg:y="9.118cm">
          <draw:text-box>
            <text:p text:style-name="P4">o</text:p>
          </draw:text-box>
        </draw:frame>
        <draw:custom-shape draw:style-name="gr2" draw:text-style-name="P3" draw:layer="layout" svg:width="1.27cm" svg:height="1.27cm" svg:x="14.077cm" svg:y="7.981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3.862cm" svg:y="6.818cm">
          <draw:text-box>
            <text:p text:style-name="P4">u</text:p>
          </draw:text-box>
        </draw:frame>
        <draw:custom-shape draw:style-name="gr2" draw:text-style-name="P3" draw:layer="layout" svg:width="1.27cm" svg:height="1.27cm" svg:x="14.117cm" svg:y="10.482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3.963cm" svg:y="9.118cm">
          <draw:text-box>
            <text:p text:style-name="P4">o</text:p>
          </draw:text-box>
        </draw:frame>
        <draw:custom-shape draw:style-name="gr5" draw:text-style-name="P7" draw:layer="layout" svg:width="1.27cm" svg:height="1.27cm" svg:x="14.156cm" svg:y="12.821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4.002cm" svg:y="11.657cm">
          <draw:text-box>
            <text:p text:style-name="P4">i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ie delete" draw:style-name="dp1" draw:master-page-name="Default" presentation:presentation-page-layout-name="AL1T0">
        <draw:line draw:style-name="gr1" draw:text-style-name="P1" draw:layer="layout" svg:x1="14.705cm" svg:y1="10.873cm" svg:x2="14.705cm" svg:y2="13.492cm">
          <text:p/>
        </draw:line>
        <draw:line draw:style-name="gr1" draw:text-style-name="P1" draw:layer="layout" svg:x1="14.705cm" svg:y1="8.472cm" svg:x2="14.705cm" svg:y2="11.091cm">
          <text:p/>
        </draw:line>
        <draw:line draw:style-name="gr1" draw:text-style-name="P1" draw:layer="layout" svg:x1="14.705cm" svg:y1="6.271cm" svg:x2="14.705cm" svg:y2="8.89cm">
          <text:p/>
        </draw:line>
        <draw:line draw:style-name="gr1" draw:text-style-name="P1" draw:layer="layout" svg:x1="11.467cm" svg:y1="8.511cm" svg:x2="13.131cm" svg:y2="11.191cm">
          <text:p/>
        </draw:line>
        <draw:line draw:style-name="gr1" draw:text-style-name="P1" draw:layer="layout" svg:x1="11.582cm" svg:y1="8.599cm" svg:x2="9.771cm" svg:y2="11.279cm">
          <text:p/>
        </draw:line>
        <draw:line draw:style-name="gr1" draw:text-style-name="P1" draw:layer="layout" svg:x1="8.268cm" svg:y1="8.611cm" svg:x2="6.457cm" svg:y2="11.291cm">
          <text:p/>
        </draw:line>
        <draw:line draw:style-name="gr1" draw:text-style-name="P1" draw:layer="layout" svg:x1="10.067cm" svg:y1="6.211cm" svg:x2="8.256cm" svg:y2="8.891cm">
          <text:p/>
        </draw:line>
        <draw:line draw:style-name="gr1" draw:text-style-name="P1" draw:layer="layout" svg:x1="10.067cm" svg:y1="6.211cm" svg:x2="11.731cm" svg:y2="8.891cm">
          <text:p/>
        </draw:line>
        <draw:line draw:style-name="gr1" draw:text-style-name="P1" draw:layer="layout" svg:x1="12.467cm" svg:y1="3.611cm" svg:x2="10.067cm" svg:y2="6.211cm">
          <text:p/>
        </draw:line>
        <draw:custom-shape draw:style-name="gr2" draw:text-style-name="P3" draw:layer="layout" svg:width="1.27cm" svg:height="1.27cm" svg:x="7.62cm" svg:y="8.078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466cm" svg:y1="3.61cm" svg:x2="19.051cm" svg:y2="11.431cm">
          <text:p/>
        </draw:line>
        <draw:custom-shape draw:style-name="gr2" draw:text-style-name="P3" draw:layer="layout" svg:width="1.27cm" svg:height="1.27cm" svg:x="11.801cm" svg:y="2.976cm">
          <text:p text:style-name="P2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402cm" svg:y="5.57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04cm" svg:y="8.07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4.071cm" svg:y="5.5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6.076cm" svg:y="7.98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18.116cm" svg:y="10.48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0.56cm" svg:y="4.018cm">
          <draw:text-box>
            <text:p text:style-name="P4">c</text:p>
          </draw:text-box>
        </draw:frame>
        <draw:frame draw:style-name="gr3" draw:text-style-name="P5" draw:layer="layout" svg:width="0.635cm" svg:height="0.962cm" svg:x="8.361cm" svg:y="6.618cm">
          <draw:text-box>
            <text:p text:style-name="P4">a</text:p>
          </draw:text-box>
        </draw:frame>
        <draw:frame draw:style-name="gr3" draw:text-style-name="P5" draw:layer="layout" svg:width="0.635cm" svg:height="0.962cm" svg:x="10.861cm" svg:y="6.618cm">
          <draw:text-box>
            <text:p text:style-name="P4">u</text:p>
          </draw:text-box>
        </draw:frame>
        <draw:frame draw:style-name="gr3" draw:text-style-name="P5" draw:layer="layout" svg:width="0.635cm" svg:height="0.962cm" svg:x="13.661cm" svg:y="4.018cm">
          <draw:text-box>
            <text:p text:style-name="P4">m</text:p>
          </draw:text-box>
        </draw:frame>
        <draw:frame draw:style-name="gr3" draw:text-style-name="P5" draw:layer="layout" svg:width="0.635cm" svg:height="0.962cm" svg:x="15.861cm" svg:y="6.518cm">
          <draw:text-box>
            <text:p text:style-name="P4">e</text:p>
          </draw:text-box>
        </draw:frame>
        <draw:custom-shape draw:style-name="gr5" draw:text-style-name="P7" draw:layer="layout" svg:width="1.27cm" svg:height="1.27cm" svg:x="5.917cm" svg:y="10.48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6.662cm" svg:y="8.918cm">
          <draw:text-box>
            <text:p text:style-name="P4">o</text:p>
          </draw:text-box>
        </draw:frame>
        <draw:custom-shape draw:style-name="gr5" draw:text-style-name="P7" draw:layer="layout" svg:width="1.27cm" svg:height="1.27cm" svg:x="9.231cm" svg:y="10.4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9.976cm" svg:y="8.906cm">
          <draw:text-box>
            <text:p text:style-name="P4">a</text:p>
          </draw:text-box>
        </draw:frame>
        <draw:custom-shape draw:style-name="gr5" draw:text-style-name="P7" draw:layer="layout" svg:width="1.27cm" svg:height="1.27cm" svg:x="12.417cm" svg:y="10.482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2.362cm" svg:y="8.918cm">
          <draw:text-box>
            <text:p text:style-name="P4">u</text:p>
          </draw:text-box>
        </draw:frame>
        <draw:frame draw:style-name="gr3" draw:text-style-name="P5" draw:layer="layout" svg:width="0.635cm" svg:height="0.962cm" svg:x="17.762cm" svg:y="9.118cm">
          <draw:text-box>
            <text:p text:style-name="P4">o</text:p>
          </draw:text-box>
        </draw:frame>
        <draw:custom-shape draw:style-name="gr2" draw:text-style-name="P3" draw:layer="layout" svg:width="1.27cm" svg:height="1.27cm" svg:x="14.077cm" svg:y="7.981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3.862cm" svg:y="6.818cm">
          <draw:text-box>
            <text:p text:style-name="P4">u</text:p>
          </draw:text-box>
        </draw:frame>
        <draw:custom-shape draw:style-name="gr2" draw:text-style-name="P3" draw:layer="layout" svg:width="1.27cm" svg:height="1.27cm" svg:x="14.117cm" svg:y="10.482cm">
          <text:p text:style-name="P2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3.963cm" svg:y="9.118cm">
          <draw:text-box>
            <text:p text:style-name="P4">o</text:p>
          </draw:text-box>
        </draw:frame>
        <draw:custom-shape draw:style-name="gr5" draw:text-style-name="P7" draw:layer="layout" svg:width="1.27cm" svg:height="1.27cm" svg:x="14.156cm" svg:y="12.821cm">
          <text:p text:style-name="P2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0.635cm" svg:height="0.962cm" svg:x="14.002cm" svg:y="11.657cm">
          <draw:text-box>
            <text:p text:style-name="P4">i</text:p>
          </draw:text-box>
        </draw:frame>
        <draw:frame draw:style-name="gr6" draw:text-style-name="P9" draw:layer="layout" svg:width="0.955cm" svg:height="0.962cm" svg:x="9.625cm" svg:y="4.715cm">
          <draw:text-box>
            <text:p text:style-name="P8"><text:span text:style-name="T2">3</text:span></text:p>
          </draw:text-box>
        </draw:frame>
        <draw:frame draw:style-name="gr6" draw:text-style-name="P9" draw:layer="layout" svg:width="0.955cm" svg:height="0.962cm" svg:x="7.926cm" svg:y="7.2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6.127cm" svg:y="9.6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9.528cm" svg:y="9.6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12.729cm" svg:y="9.6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11.23cm" svg:y="7.215cm">
          <draw:text-box>
            <text:p text:style-name="P8"><text:span text:style-name="T2">2</text:span></text:p>
          </draw:text-box>
        </draw:frame>
        <draw:frame draw:style-name="gr6" draw:text-style-name="P9" draw:layer="layout" svg:width="0.955cm" svg:height="0.962cm" svg:x="14.83cm" svg:y="9.6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14.831cm" svg:y="11.9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14.731cm" svg:y="7.2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18.431cm" svg:y="9.6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16.431cm" svg:y="7.115cm">
          <draw:text-box>
            <text:p text:style-name="P8"><text:span text:style-name="T2">1</text:span></text:p>
          </draw:text-box>
        </draw:frame>
        <draw:frame draw:style-name="gr6" draw:text-style-name="P9" draw:layer="layout" svg:width="0.955cm" svg:height="0.962cm" svg:x="14.431cm" svg:y="4.615cm">
          <draw:text-box>
            <text:p text:style-name="P8"><text:span text:style-name="T2">2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8:27:36.974189819</meta:creation-date>
    <meta:generator>LibreOffice/25.2.6.2$Linux_X86_64 LibreOffice_project/520$Build-2</meta:generator>
    <dc:date>2025-10-09T07:33:32.282451276</dc:date>
    <meta:editing-duration>PT15M39S</meta:editing-duration>
    <meta:editing-cycles>3</meta:editing-cycles>
    <meta:document-statistic meta:object-count="172"/>
  </office:meta>
</office:document-meta>
</file>